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style:style style:name="P1" style:parent-style-name="Normal" style:master-page-name="MP0" style:family="paragraph">
      <style:paragraph-properties fo:break-before="page"/>
    </style:style>
    <style:style style:name="P4" style:parent-style-name="Normal" style:family="paragraph">
      <style:paragraph-properties fo:text-align="center"/>
      <style:text-properties style:font-name="Times New Roman" style:font-name-complex="Times New Roman" fo:font-size="16pt" style:font-size-asian="16pt" style:font-size-complex="16pt" style:text-underline-type="single" style:text-underline-style="solid" style:text-underline-width="auto" style:text-underline-mode="continuous"/>
    </style:style>
    <style:style style:name="P5" style:parent-style-name="Normal" style:family="paragraph">
      <style:paragraph-properties fo:text-align="center"/>
      <style:text-properties style:font-name="Times New Roman" style:font-name-complex="Times New Roman" fo:font-size="16pt" style:font-size-asian="16pt" style:font-size-complex="16pt" style:text-underline-type="single" style:text-underline-style="solid" style:text-underline-width="auto" style:text-underline-mode="continuous"/>
    </style:style>
    <style:style style:name="P6" style:parent-style-name="Titre1" style:list-style-name="LFO2" style:family="paragraph">
      <style:paragraph-properties fo:text-align="center"/>
      <style:text-properties style:font-name="Times New Roman" style:font-name-complex="Times New Roman" fo:font-size="18pt" style:font-size-asian="18pt" style:font-size-complex="18pt" style:text-underline-type="single" style:text-underline-style="solid" style:text-underline-width="auto" style:text-underline-mode="continuous"/>
    </style:style>
    <style:style style:name="P7" style:parent-style-name="Normal" style:family="paragraph">
      <style:paragraph-properties fo:text-align="center"/>
      <style:text-properties style:font-name="Times New Roman" style:font-name-complex="Times New Roman" fo:font-size="18pt" style:font-size-asian="18pt" style:font-size-complex="18pt" style:text-underline-type="single" style:text-underline-style="solid" style:text-underline-width="auto" style:text-underline-mode="continuous"/>
    </style:style>
    <style:style style:name="P8" style:parent-style-name="Normal" style:family="paragraph">
      <style:paragraph-properties fo:line-height="150%"/>
      <style:text-properties fo:font-size="12pt" style:font-size-asian="12pt" style:font-size-complex="12pt"/>
    </style:style>
    <style:style style:name="P9" style:parent-style-name="Normal" style:family="paragraph">
      <style:paragraph-properties fo:line-height="150%"/>
      <style:text-properties fo:font-size="12pt" style:font-size-asian="12pt" style:font-size-complex="12pt"/>
    </style:style>
    <style:style style:name="P10" style:parent-style-name="Normal" style:family="paragraph">
      <style:paragraph-properties fo:line-height="150%"/>
      <style:text-properties fo:font-size="12pt" style:font-size-asian="12pt" style:font-size-complex="12pt"/>
    </style:style>
    <style:style style:name="P11" style:parent-style-name="Normal" style:family="paragraph">
      <style:paragraph-properties fo:line-height="150%"/>
    </style:style>
    <style:style style:name="T12" style:parent-style-name="Policepardéfaut" style:family="text">
      <style:text-properties fo:font-size="12pt" style:font-size-asian="12pt" style:font-size-complex="12pt"/>
    </style:style>
    <style:style style:name="T13" style:parent-style-name="Policepardéfaut" style:family="text">
      <style:text-properties style:font-name="Arial" style:font-name-complex="Arial" fo:color="#212121" fo:font-size="13.5pt" style:font-size-asian="13.5pt" style:font-size-complex="13.5pt"/>
    </style:style>
    <style:style style:name="P14" style:parent-style-name="En-têtedetabledesmatières" style:list-style-name="LFO2" style:family="paragraph">
      <style:paragraph-properties fo:text-align="center"/>
    </style:style>
    <style:style style:name="P1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6" style:parent-style-name="Lienhypertexte" style:family="text">
      <style:text-properties style:font-name="Times New Roman" style:font-name-complex="Times New Roman"/>
    </style:style>
    <style:style style:name="T17" style:parent-style-name="Policepardéfaut" style:family="text">
      <style:text-properties fo:font-size="11pt" style:font-size-asian="11pt" style:font-size-complex="11pt" style:language-asian="fr" style:country-asian="FR"/>
    </style:style>
    <style:style style:name="T18" style:parent-style-name="Lienhypertexte" style:family="text">
      <style:text-properties style:font-name="Times New Roman" style:font-name-complex="Times New Roman"/>
    </style:style>
    <style:style style:name="P1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0" style:parent-style-name="Policepardéfaut" style:family="text">
      <style:text-properties fo:font-size="11pt" style:font-size-asian="11pt" style:font-size-complex="11pt" style:language-asian="fr" style:country-asian="FR"/>
    </style:style>
    <style:style style:name="P21" style:parent-style-name="TM2" style:family="paragraph">
      <style:paragraph-properties>
        <style:tab-stops>
          <style:tab-stop style:type="left" style:position="0.3194in"/>
          <style:tab-stop style:type="right" style:leader-style="dotted" style:leader-text="." style:position="6.1541in"/>
        </style:tab-stops>
      </style:paragraph-properties>
    </style:style>
    <style:style style:name="P22" style:parent-style-name="Titre1" style:list-style-name="LFO1" style:family="paragraph"/>
    <style:style style:name="P23" style:parent-style-name="Normal" style:family="paragraph">
      <style:paragraph-properties fo:line-height="150%"/>
      <style:text-properties style:font-name="Times New Roman" style:font-name-complex="Times New Roman" fo:font-size="12pt" style:font-size-asian="12pt" style:font-size-complex="12pt"/>
    </style:style>
    <style:style style:name="P24" style:parent-style-name="Normal" style:family="paragraph">
      <style:paragraph-properties fo:line-height="150%"/>
      <style:text-properties style:font-name="Times New Roman" style:font-name-complex="Times New Roman" fo:font-size="12pt" style:font-size-asian="12pt" style:font-size-complex="12pt"/>
    </style:style>
    <style:style style:name="P25" style:parent-style-name="Normal" style:family="paragraph">
      <style:paragraph-properties fo:line-height="150%"/>
      <style:text-properties style:font-name="Times New Roman" style:font-name-complex="Times New Roman" fo:font-size="12pt" style:font-size-asian="12pt" style:font-size-complex="12pt"/>
    </style:style>
    <style:style style:name="P26" style:parent-style-name="Normal" style:family="paragraph">
      <style:paragraph-properties fo:line-height="150%"/>
      <style:text-properties style:font-name="Times New Roman" style:font-name-complex="Times New Roman" fo:font-size="12pt" style:font-size-asian="12pt" style:font-size-complex="12pt"/>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text:tab/><text:tab/><text:tab/>APP HEHOCOM</text:p>
      <text:p text:style-name="Normal">PROJET FIN D4ETUD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tab/><text:tab/><text:tab/><text:tab/><text:tab/><text:tab/><text:tab/><text:tab/><text:tab/>Durupt Guillau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
      <text:p text:style-name="P5"/>
      <text:h text:style-name="P6" text:outline-level="1"><text:bookmark-start text:name="_Toc63065277"/>Remerciement<text:bookmark-end text:name="_Toc63065277"/></text:h>
      <text:p text:style-name="P7"/>
      <text:p text:style-name="P8">Tout d’abord, Les premiers remerciements s’adressent à Florian et Fiona qui m’ont<text:s/>fait confiance en m’engageant dans l’agence Hehocom, ce qui m’a permis de découvrir le monde du travail dans les agences digitales, j’ai grâce à eux pus découvrir plusieurs facettes du métier de développeur,<text:s/>que<text:s/>ce<text:s/>soit dans la création de contenus, du stress de la mise en production jusqu’à la maintenance de ceux-ci, cela a été pour moi un réel plaisir.</text:p>
      <text:p text:style-name="P9">Je tiens à remercier aussi Julie et Sophie, qui sont les deux alternantes<text:s/>web designer de l’équipe, avec qui j’ai pu contribuer<text:s/>à<text:s/>faire les projets web.</text:p>
      <text:p text:style-name="P10">Je<text:s/>tiens à remercier Clémence G, qui ma emmène dans son aventure et ma poussé à me développer en fessant cette formation,<text:s/>elle sans qui je serais resté dans ce bout de terre désert que l’on nomme les Vosges.</text:p>
      <text:p text:style-name="P11"><text:span text:style-name="T12">Et enfin je remercie toutes les autres personnes qui m’ont soutenue lors de l’écriture de ce mémoire ou pendant mon travail de fin de projet.</text:span><text:span text:style-name="T13"><text:line-break/></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2" text:continue-numbering="true">
        <text:list-item>
          <text:p text:style-name="P14">Table des matières</text:p>
        </text:list-item>
      </text:list>
      <text:p text:style-name="Normal"/>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63065277" office:target-frame-name="_top" xlink:show="replace"><text:span text:style-name="T16">I.</text:span><text:span text:style-name="T17"><text:tab/></text:span><text:span text:style-name="T18">Remerciement</text:span><text:tab/>3</text:a></text:p>
          <text:p text:style-name="P19"><text:a xlink:href="#_Toc63065278" office:target-frame-name="_top" xlink:show="replace"><text:span text:style-name="Lienhypertexte">I.</text:span><text:span text:style-name="T20"><text:tab/></text:span><text:span text:style-name="Lienhypertexte">L’agence Hehocom</text:span><text:tab/>5</text:a></text:p>
          <text:p text:style-name="P21"><text:a xlink:href="#_Toc63065279" office:target-frame-name="_top" xlink:show="replace"><text:span text:style-name="Lienhypertexte">A.</text:span><text:tab/><text:span text:style-name="Lienhypertexte">Présentation</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2" text:outline-level="1"><text:bookmark-start text:name="_Toc63065278"/>L’agence Hehocom<text:bookmark-end text:name="_Toc63065278"/></text:h>
      <text:p text:style-name="Normal"/>
      <text:h text:style-name="Titre2" text:outline-level="2"><text:bookmark-start text:name="_Toc63065279"/>Présentation<text:bookmark-end text:name="_Toc63065279"/></text:h>
      <text:p text:style-name="Normal"/>
      <text:p text:style-name="P23">L’entreprise « Hehocom » est une agence digitale crée en 2019 par Florian Vilotta et Fiona [ Nom], elle est composé de 6 membres dans son équipe, basé a Boulouris sur mer avec ces nouveaux locaux, c’est une agence qui ne cesse de se développer<text:s/>et de s’agrandir.</text:p>
      <text:p text:style-name="P24">Hehocom est une agence digitale ce qui signifie, quel accompagne ses clients dans leurs projets numériques, que cela soit dans le web, dans le marketing web ou dans le social média. Elle est le côté immergé de l’iceberg qui aide<text:s/>aux<text:s/>développements<text:s/>des petite ou grande<text:s/>société dans le monde du numérique.<text:s/></text:p>
      <text:p text:style-name="P25">Etant donnée que leur domaine de travail se situe principalement dans le web, les agences digitales peuvent être<text:s/>sûr<text:s/>diffèrent projets, que ce soit du marketing sur les réseaux sociaux, a<text:s/>la création et maintenance de<text:s/>sites e-commerce,<text:s/>de la création personnalisée<text:s/>d’application pour<text:s/>leurs clients, et même la création d’application mobile.</text:p>
      <text:p text:style-name="P26">Hehocom a débuter dans le marketing web afin d’améliorer la visibilité et le trafic de leur client, puis elle a commencé<text:s/>a faire de la création de site web (Vitrine ou E-commerce) via le CMS () Wordpress, <text:s/>ce qui a du<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555in" fo:margin-bottom="0in" fo:line-height="100%"/>
      <style:text-properties style:font-name="Calibri Light" style:font-name-asian="Times New Roman" style:font-name-complex="Times New Roman" fo:color="#404040" fo:font-size="14pt" style:font-size-asian="14pt" style:font-size-complex="14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style:font-name-complex="Times New Roman" fo:color="#44546A"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ize="11pt" style:font-size-asian="11pt" style:font-size-complex="11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44546A" fo:font-size="11pt" style:font-size-asian="11pt" style:font-size-complex="11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44546A" fo:font-size="10.5pt" style:font-size-asian="10.5pt" style:font-size-complex="10.5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864" fo:font-size="10.5pt" style:font-size-asian="10.5pt" style:font-size-complex="10.5pt"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color="#44546A"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44546A"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list-style-name="LFO2">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404040" fo:font-size="14pt" style:font-size-asian="14pt" style:font-size-complex="14pt"/>
    </style:style>
    <style:style style:name="Titre3Car" style:display-name="Titre 3 Car" style:family="text" style:parent-style-name="Policepardéfaut">
      <style:text-properties style:font-name="Calibri Light" style:font-name-asian="Times New Roman" style:font-name-complex="Times New Roman" fo:color="#44546A"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ize="11pt" style:font-size-asian="11pt" style:font-size-complex="11pt"/>
    </style:style>
    <style:style style:name="Titre5Car" style:display-name="Titre 5 Car" style:family="text" style:parent-style-name="Policepardéfaut">
      <style:text-properties style:font-name="Calibri Light" style:font-name-asian="Times New Roman" style:font-name-complex="Times New Roman" fo:color="#44546A" fo:font-size="11pt" style:font-size-asian="11pt" style:font-size-complex="11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864" fo:font-size="10.5pt" style:font-size-asian="10.5pt" style:font-size-complex="10.5pt"/>
    </style:style>
    <style:style style:name="Titre8Car" style:display-name="Titre 8 Car" style:family="text" style:parent-style-name="Policepardéfaut">
      <style:text-properties style:font-name="Calibri Light" style:font-name-asian="Times New Roman" style:font-name-complex="Times New Roman" fo:font-weight="bold" style:font-weight-asian="bold" style:font-weight-complex="bold" fo:color="#44546A"/>
    </style:style>
    <style:style style:name="Titre9Car" style:display-name="Titre 9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95959" fo:letter-spacing="0.0041in"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color="#4472C4"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color="#4472C4" fo:letter-spacing="-0.0069in" fo:font-size="28pt" style:font-size-asian="28pt" style:font-size-complex="28pt"/>
    </style:style>
    <style:style style:name="Sous-titre" style:display-name="Sous-titre" style:family="paragraph" style:parent-style-name="Normal" style:next-style-name="Normal">
      <style:paragraph-properties fo:line-height="100%"/>
      <style:text-properties style:font-name="Calibri Light" style:font-name-asian="Times New Roman" style:font-name-complex="Times New Roman" fo:font-size="12pt" style:font-size-asian="12pt" style:font-size-complex="12pt" fo:hyphenate="false"/>
    </style:style>
    <style:style style:name="Sous-titreCar" style:display-name="Sous-titre Car" style:family="text" style:parent-style-name="Policepardéfaut">
      <style:text-properties style:font-name="Calibri Light" style:font-name-asian="Times New Roman" style:font-name-complex="Times New Roman"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Citationintense" style:display-name="Citation intense" style:family="paragraph" style:parent-style-name="Normal" style:next-style-name="Normal">
      <style:paragraph-properties fo:border-top="none" fo:border-left="0.0312in solid #4472C4"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style:font-name-asian="Times New Roman" style:font-name-complex="Times New Roman" fo:color="#4472C4"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color="#4472C4"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style>
    <style:style style:name="Référencelégère" style:display-name="Référence légèr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letter-spacing="0.0034in"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text:list-style style:name="LFO2">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T3" style:parent-style-name="Policepardéfau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durupt</meta:initial-creator>
    <dc:creator>guillaume durupt</dc:creator>
    <meta:creation-date>2021-01-31T21:10:00Z</meta:creation-date>
    <dc:date>2021-02-01T09:17:00Z</dc:date>
    <meta:template xlink:href="Normal" xlink:type="simple"/>
    <meta:editing-cycles>3</meta:editing-cycles>
    <meta:editing-duration>PT43620S</meta:editing-duration>
    <meta:document-statistic meta:page-count="24" meta:paragraph-count="6" meta:word-count="503" meta:character-count="3267" meta:row-count="23" meta:non-whitespace-character-count="2770"/>
  </office:meta>
</office:document-meta>
</file>